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16000000161DF62A0D39A8FD7C.png" manifest:media-type="image/png"/>
  <manifest:file-entry manifest:full-path="Pictures/1000020000000017000000175CEE9B8B836B98B2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20000000017000000171680CD21A33359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1680CD21A33359D7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20000000017000000171680CD21A33359D7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0.2cm 6.53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88cm 18.34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37cm 20.812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3.087cm 6.02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.502cm 3.10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1DF62A0D39A8FD7C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20000000017000000175CEE9B8B836B98B2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1680CD21A33359D7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1680CD21A33359D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2-18T15:57:49.696448288</dc:date>
    <dc:creator>Steven Huss-Lederman</dc:creator>
    <meta:editing-duration>PT2H20M50S</meta:editing-duration>
    <meta:editing-cycles>25</meta:editing-cycles>
    <meta:generator>LibreOffice/7.1.8.1$MacOSX_X86_64 LibreOffice_project/e1f30c802c3269a1d052614453f260e49458c82c</meta:generator>
    <meta:document-statistic meta:object-count="106"/>
  </office:meta>
</office:document-meta>
</file>